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8c0" officeooo:paragraph-rsid="001ba8c0"/>
    </style:style>
    <style:style style:name="P2" style:family="paragraph" style:parent-style-name="Standard">
      <style:paragraph-properties fo:text-align="center" style:justify-single-word="false"/>
      <style:text-properties officeooo:rsid="001ba8c0" officeooo:paragraph-rsid="001ba8c0"/>
    </style:style>
    <style:style style:name="P3" style:family="paragraph" style:parent-style-name="Standard">
      <style:paragraph-properties fo:text-align="center" style:justify-single-word="false"/>
      <style:text-properties fo:font-size="24pt" officeooo:rsid="001ba8c0" officeooo:paragraph-rsid="001ba8c0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ba8c0" officeooo:paragraph-rsid="001ba8c0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ba8c0" officeooo:paragraph-rsid="001ba8c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ba8c0" officeooo:paragraph-rsid="001ba8c0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officeooo:rsid="001ba8c0" officeooo:paragraph-rsid="001ba8c0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officeooo:rsid="001c68e4" officeooo:paragraph-rsid="001c68e4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e478a" officeooo:paragraph-rsid="001e478a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officeooo:rsid="001e478a" officeooo:paragraph-rsid="001e478a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ba8c0" officeooo:paragraph-rsid="001ba8c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32b87" officeooo:paragraph-rsid="00232b87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fo:font-weight="normal" officeooo:rsid="002489cc" officeooo:paragraph-rsid="002489cc" style:font-size-asian="16pt" style:font-weight-asian="normal" style:font-size-complex="16pt" style:font-weight-complex="normal"/>
    </style:style>
    <style:style style:name="T1" style:family="text">
      <style:text-properties officeooo:rsid="001ba8c0"/>
    </style:style>
    <style:style style:name="T2" style:family="text">
      <style:text-properties officeooo:rsid="001c68e4"/>
    </style:style>
    <style:style style:name="T3" style:family="text">
      <style:text-properties officeooo:rsid="00212f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eminar 2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Object-Oriented Design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laa Alkassar</text:p>
      <text:p text:style-name="P5">Bassam Dalati</text:p>
      <text:p text:style-name="P5">Hichem Memmi</text:p>
      <text:p text:style-name="P5">Iyad shihab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017/02/20</text:p>
      <text:p text:style-name="P11"><text:soft-page-break/>1 Introduction</text:p>
      <text:p text:style-name="P6"/>
      <text:p text:style-name="P7">This assignment is the second part of the assignment 1, which was about a car inspection company and how the user and <text:s/>the inspector will interact with the program. In the first assignment we implemented the first vision about the system which includes four packages: startup, control, view, <text:span text:style-name="T2">model</text:span> and the integration package.</text:p>
      <text:p text:style-name="P7">Each package had classes as follow:</text:p>
      <text:p text:style-name="P7"><text:tab/>1- startup packa<text:span text:style-name="T2">ge </text:span></text:p>
      <text:p text:style-name="P7"><text:tab/><text:tab/>- <text:span text:style-name="T2">Main </text:span><text:bookmark-start text:name="__DdeLink__5_1517208535"/><text:span text:style-name="T2">class</text:span><text:bookmark-end text:name="__DdeLink__5_1517208535"/></text:p>
      <text:p text:style-name="P8"><text:tab/>2- view <text:s/><text:span text:style-name="T1">packa</text:span>ge</text:p>
      <text:p text:style-name="P8"><text:tab/><text:tab/>- View class</text:p>
      <text:p text:style-name="P8"><text:tab/><text:tab/>- InspectionView class</text:p>
      <text:p text:style-name="P8"><text:tab/><text:tab/>-PaymentView class</text:p>
      <text:p text:style-name="P8"><text:tab/>3- controller <text:s/><text:span text:style-name="T1">packa</text:span>ge</text:p>
      <text:p text:style-name="P8"><text:tab/><text:tab/>-InspectionController class</text:p>
      <text:p text:style-name="P8"><text:tab/><text:tab/>-PaymentController class</text:p>
      <text:p text:style-name="P8"><text:tab/>4- model <text:span text:style-name="T1">packa</text:span>ge</text:p>
      <text:p text:style-name="P8"><text:tab/><text:tab/>-Inspection class</text:p>
      <text:p text:style-name="P8"><text:tab/>5- integration package</text:p>
      <text:p text:style-name="P8"><text:tab/><text:tab/>-CreditCardDTO class</text:p>
      <text:p text:style-name="P8"><text:tab/><text:tab/>-ExternalPaymentAuthorizationSystem class</text:p>
      <text:p text:style-name="P8"><text:tab/><text:tab/>-GarageDoor class</text:p>
      <text:p text:style-name="P8"><text:tab/><text:tab/>-InspectionCheckListDTO class</text:p>
      <text:p text:style-name="P8"><text:tab/><text:tab/>-InspectionDTO class</text:p>
      <text:p text:style-name="P8"><text:tab/><text:tab/>-InspectionRegistry class</text:p>
      <text:p text:style-name="P8"><text:tab/><text:tab/>-Printer class</text:p>
      <text:p text:style-name="P8"><text:tab/><text:tab/>-QueNumberDisplay class</text:p>
      <text:p text:style-name="P10">This was our first viewpoint about the system and how it suppose to work, but after <text:s/>we start to code the system we found that we need to make some changes on the design by deleting some classes or modify the place of some.</text:p>
      <text:p text:style-name="P10">In the coding phase we used different IDEs like Eclipse and IntelliJ <text:span text:style-name="T3">(Just to try different ways of IDEs)</text:span>. <text:s/></text:p>
      <text:p text:style-name="P9"/>
      <text:p text:style-name="P9"/>
      <text:p text:style-name="P9"/>
      <text:p text:style-name="P9"/>
      <text:p text:style-name="P9"/>
      <text:p text:style-name="P12"><text:soft-page-break/>2- Method </text:p>
      <text:p text:style-name="P12"/>
      <text:p text:style-name="P13">Firstly, we started following the communications diagrams, class diagrams and sequence diagrams that we draw using astah.</text:p>
      <text:p text:style-name="P13">By following the diagrams the way of coding started to take a different way from what were expecting, for example we started to code the main class in the startup package, we initialized two controllers InspectionController and the PaymentController.</text:p>
      <text:p text:style-name="P13">We started with <text:s/>the <text:s text:c="2"/>InspectionControll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4:21:39.280404867</meta:creation-date>
    <dc:date>2017-02-20T14:54:54.985261701</dc:date>
    <meta:editing-duration>PT22M51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3" meta:paragraph-count="37" meta:word-count="248" meta:character-count="1675" meta:non-whitespace-character-count="1414"/>
  </office:meta>
</office:document-meta>
</file>